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3"/>
    <style:style style:name="P5" style:family="paragraph" style:parent-style-name="Text_20_body" style:list-style-name="L3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VANTAGE - Arcade Car Racing Game Software Requirements Specification (SRS)</text:h>
      <text:h text:style-name="Heading_20_2" text:outline-level="2">Table of Contents</text:h>
      <text:list text:style-name="L1">
        <text:list-item>
          <text:p text:style-name="P1"><text:span text:style-name="Strong_20_Emphasis">Introduction</text:span> 1.1 Purpose<text:line-break/>1.2 Scope<text:line-break/>1.3 Definitions, Acronyms, and Abbreviations<text:line-break/>1.4 References<text:line-break/>1.5 Overview</text:p>
        </text:list-item>
        <text:list-item>
          <text:p text:style-name="P1"><text:span text:style-name="Strong_20_Emphasis">System Overview</text:span> 2.1 System Architecture<text:line-break/>2.2 Directory Structure<text:line-break/>2.3 Modules Overview</text:p>
        </text:list-item>
        <text:list-item>
          <text:p text:style-name="P1"><text:span text:style-name="Strong_20_Emphasis">External Interface Requirements</text:span> 3.1 User Interfaces<text:line-break/>3.1.1 Game Window<text:line-break/>3.1.2 Player Selection Screen<text:line-break/>3.1.3 Title Screen<text:line-break/>3.2 Hardware Interfaces<text:line-break/>3.3 Software Interfaces<text:line-break/>3.4 Communication Interfaces</text:p>
        </text:list-item>
        <text:list-item>
          <text:p text:style-name="P1"><text:span text:style-name="Strong_20_Emphasis">Functional Requirements</text:span> 4.1 Player Selection<text:line-break/>4.1.1 Navigate Player Selection Screen<text:line-break/>4.1.2 Choose Player<text:line-break/>4.2 Title Screen<text:line-break/>4.2.1 Display Title Screen<text:line-break/>4.2.2 Wait for User Input<text:line-break/>4.3 Game Flow<text:line-break/>4.3.1 Initialize Game<text:line-break/>4.3.2 Play Game<text:line-break/>4.3.3 Pause Game<text:line-break/>4.3.4 Display High Scores<text:line-break/>4.3.5 Handle Game Over<text:line-break/>4.3.6 Handle Level Completion<text:line-break/>4.4 Level Generation<text:line-break/>4.4.1 Generate Gold Coast Level<text:line-break/>4.4.2 Generate Melbourne Level<text:line-break/>4.4.3 Generate Test Level<text:line-break/>4.5 Rendering<text:line-break/>4.5.1 Render Background<text:line-break/>4.5.2 Render Competitors<text:line-break/>4.5.3 Render Countdown<text:line-break/>4.5.4 Render Credits<text:line-break/><text:soft-page-break/>4.5.5 Render Game<text:line-break/>4.5.6 Render High Scores<text:line-break/>4.5.7 Render Player<text:line-break/>4.5.8 Render Sprites<text:line-break/>4.5.9 Render Tunnel Entrance<text:line-break/>4.5.10 Render Tunnel Inside</text:p>
        </text:list-item>
        <text:list-item>
          <text:p text:style-name="P1"><text:span text:style-name="Strong_20_Emphasis">Performance Requirements</text:span> 5.1 Frame Rate<text:line-break/>5.2 Load Time</text:p>
        </text:list-item>
        <text:list-item>
          <text:p text:style-name="P1"><text:span text:style-name="Strong_20_Emphasis">Design Constraints</text:span> 6.1 Pygame Library<text:line-break/>6.2 Operating System Compatibility<text:line-break/>6.3 Hardware Requirements</text:p>
        </text:list-item>
        <text:list-item>
          <text:p text:style-name="P1"><text:span text:style-name="Strong_20_Emphasis">Software System Attributes</text:span> 7.1 Reliability<text:line-break/>7.2 Availability<text:line-break/>7.3 Security<text:line-break/>7.4 Maintainability<text:line-break/>7.5 Portability</text:p>
        </text:list-item>
        <text:list-item>
          <text:p text:style-name="P1"><text:span text:style-name="Strong_20_Emphasis">Other Requirements</text:span> 8.1 Licensing<text:line-break/>8.2 Documentation<text:line-break/>8.3 Testing<text:line-break/>8.4 Usability<text:line-break/>8.5 Error Handling</text:p>
        </text:list-item>
      </text:list>
      <text:h text:style-name="Heading_20_2" text:outline-level="2">1. Introduction</text:h>
      <text:h text:style-name="Heading_20_3" text:outline-level="3">1.1 Purpose</text:h>
      <text:p text:style-name="Text_20_body">The purpose of this Software Requirements Specification (SRS) document is to provide a comprehensive overview of the design and functionality of the VANTAGE Arcade Car Racing Game.</text:p>
      <text:h text:style-name="Heading_20_3" text:outline-level="3">1.2 Scope</text:h>
      <text:p text:style-name="Text_20_body">This document outlines the features, modules, and requirements of the VANTAGE game, detailing its architecture, external interfaces, and functional specifications. It serves as a guide for developers, testers, and stakeholders involved in the project.</text:p>
      <text:h text:style-name="Heading_20_3" text:outline-level="3">1.3 Definitions, Acronyms, and Abbreviations</text:h>
      <text:list text:style-name="L2">
        <text:list-item>
          <text:p text:style-name="P3">SRS: Software Requirements Specification</text:p>
        </text:list-item>
        <text:list-item>
          <text:p text:style-name="P2">FPS: Frames Per Second</text:p>
        </text:list-item>
      </text:list>
      <text:h text:style-name="Heading_20_3" text:outline-level="3">1.4 References</text:h>
      <text:list text:style-name="L3">
        <text:list-item>
          <text:p text:style-name="P5">Pygame Documentation</text:p>
        </text:list-item>
        <text:list-item>
          <text:p text:style-name="P4">GNU Public License</text:p>
        </text:list-item>
      </text:list>
      <text:h text:style-name="Heading_20_3" text:outline-level="3"><text:soft-page-break/>1.5 Overview</text:h>
      <text:p text:style-name="Text_20_body">VANTAGE is an arcade-style car racing game designed to provide an engaging and immersive experience for players. The game includes features such as player selection, multiple levels, competitors, tunnels, and various in-game objects. The document covers the overall system architecture, external interfaces, functional requirements, performance requirements, design constraints, software system attributes, and other relevant aspects.</text:p>
      <text:h text:style-name="Heading_20_2" text:outline-level="2">2. System Overview</text:h>
      <text:h text:style-name="Heading_20_3" text:outline-level="3">2.1 System Architecture</text:h>
      <text:p text:style-name="Text_20_body">The VANTAGE game follows a modular architecture with key components including player selection, title screen, game flow management, level generation, and rendering. These components interact to create a seamless and enjoyable gaming experience.</text:p>
      <text:h text:style-name="Heading_20_3" text:outline-level="3">2.2 Directory Structure</text:h>
      <text:p text:style-name="Text_20_body">The game directory is organized into subdirectories, such as 'build,' 'documentations,' 'scripts,' 'lib,' 'dat,' and 'vintage.' Each subdirectory serves a specific purpose, such as housing executable files, documentation, scripts for level generation, game libraries, high scores data, and the main game functionalities.</text:p>
      <text:h text:style-name="Heading_20_3" text:outline-level="3">2.3 Modules Overview</text:h>
      <text:p text:style-name="Text_20_body">The game is divided into several modules, each responsible for specific aspects of the game. Notable modules include 'background,' 'competitor,' 'countdown,' 'credits,' 'game,' 'high_scores,' 'level,' 'main,' 'player_select,' 'player,' 'segment,' 'settings,' 'sprite,' 'title_screen,' 'tunnel_entrance,' 'tunnel_inside,' and 'world_object.'</text:p>
      <text:h text:style-name="Heading_20_2" text:outline-level="2">3. External Interface Requirements</text:h>
      <text:h text:style-name="Heading_20_3" text:outline-level="3">3.1 User Interfaces</text:h>
      <text:h text:style-name="Heading_20_4" text:outline-level="4">3.1.1 Game Window</text:h>
      <text:p text:style-name="Text_20_body">The game window provides the main interface for gameplay. It renders the game environment, player's car, competitors, and other in-game elements.</text:p>
      <text:h text:style-name="Heading_20_4" text:outline-level="4">3.1.2 Player Selection Screen</text:h>
      <text:p text:style-name="Text_20_body">The player selection screen allows users to navigate through available characters, view details, and choose a player for the game.</text:p>
      <text:h text:style-name="Heading_20_4" text:outline-level="4">3.1.3 Title Screen</text:h>
      <text:p text:style-name="Text_20_body">The title screen serves as an introduction to the game, displaying logos, animations, and waiting for user input to proceed.</text:p>
      <text:h text:style-name="Heading_20_3" text:outline-level="3"><text:soft-page-break/>3.2 Hardware Interfaces</text:h>
      <text:p text:style-name="Text_20_body">The game interacts with the hardware components for user input, such as keyboard or controller devices.</text:p>
      <text:h text:style-name="Heading_20_3" text:outline-level="3">3.3 Software Interfaces</text:h>
      <text:p text:style-name="Text_20_body">The game utilizes the Pygame library for graphics, sound, and event handling.</text:p>
      <text:h text:style-name="Heading_20_3" text:outline-level="3">3.4 Communication Interfaces</text:h>
      <text:p text:style-name="Text_20_body">No external communication interfaces are required for the standalone game.</text:p>
      <text:h text:style-name="Heading_20_2" text:outline-level="2">4. Functional Requirements</text:h>
      <text:h text:style-name="Heading_20_3" text:outline-level="3">4.1 Player Selection</text:h>
      <text:h text:style-name="Heading_20_4" text:outline-level="4">4.1.1 Navigate Player Selection Screen</text:h>
      <text:p text:style-name="Text_20_body">Players can navigate through available characters using input devices to choose a character.</text:p>
      <text:h text:style-name="Heading_20_4" text:outline-level="4">4.1.2 Choose Player</text:h>
      <text:p text:style-name="Text_20_body">Players can finalize their selection, confirming the chosen player for the game.</text:p>
      <text:h text:style-name="Heading_20_3" text:outline-level="3">4.2 Title Screen</text:h>
      <text:h text:style-name="Heading_20_4" text:outline-level="4">4.2.1 Display Title Screen</text:h>
      <text:p text:style-name="Text_20_body">The title screen displays logos and animations to introduce the game.</text:p>
      <text:h text:style-name="Heading_20_4" text:outline-level="4">4.2.2 Wait for User Input</text:h>
      <text:p text:style-name="Text_20_body">The title screen waits for user input, allowing players to proceed to the player selection screen.</text:p>
      <text:h text:style-name="Heading_20_3" text:outline-level="3">4.3 Game Flow</text:h>
      <text:h text:style-name="Heading_20_4" text:outline-level="4">4.3.1 Initialize Game</text:h>
      <text:p text:style-name="Text_20_body">The game initializes with the selected player, setting up the game environment.</text:p>
      <text:h text:style-name="Heading_20_4" text:outline-level="4">4.3.2 Play Game</text:h>
      <text:p text:style-name="Text_20_body">Players control their car, competing against competitors, and completing laps in the race.</text:p>
      <text:h text:style-name="Heading_20_4" text:outline-level="4">4.3.3 Pause Game</text:h>
      <text:p text:style-name="Text_20_body">Players can pause the game during gameplay, displaying a 'Paused' message.</text:p>
      <text:h text:style-name="Heading_20_4" text:outline-level="4">4.3.4 Display High Scores</text:h>
      <text:p text:style-name="Text_20_body">High scores are displayed between levels or when waiting for a new player.</text:p>
      <text:h text:style-name="Heading_20_4" text:outline-level="4">4.3.5 Handle Game Over</text:h>
      <text:p text:style-name="Text_20_body">The game handles the end of a player's session, displaying game over information.</text:p>
      <text:h text:style-name="Heading_20_4" text:outline-level="4"><text:soft-page-break/>4.3.6 Handle Level Completion</text:h>
      <text:p text:style-name="Text_20_body">Upon completing a level, the game displays relevant information and progresses to the next level.</text:p>
      <text:h text:style-name="Heading_20_3" text:outline-level="3">4.4 Level Generation</text:h>
      <text:h text:style-name="Heading_20_4" text:outline-level="4">4.4.1 Generate Gold Coast Level</text:h>
      <text:p text:style-name="Text_20_body">The game generates the Gold Coast level with specific track segments and features.</text:p>
      <text:h text:style-name="Heading_20_4" text:outline-level="4">4.4.2 Generate Melbourne Level</text:h>
      <text:p text:style-name="Text_20_body">The game generates the Melbourne level with unique track segments and features.</text:p>
      <text:h text:style-name="Heading_20_4" text:outline-level="4">4.4.3 Generate Test Level</text:h>
      <text:p text:style-name="Text_20_body">A test level is generated with various features for testing purposes.</text:p>
      <text:h text:style-name="Heading_20_3" text:outline-level="3">4.5 Rendering</text:h>
      <text:h text:style-name="Heading_20_4" text:outline-level="4">4.5.1 Render Background</text:h>
      <text:p text:style-name="Text_20_body">The background is rendered, providing a scrollable environment during gameplay.</text:p>
      <text:h text:style-name="Heading_20_4" text:outline-level="4">4.5.2 Render Competitors</text:h>
      <text:p text:style-name="Text_20_body">Competitor cars are rendered on the track, providing a dynamic racing experience.</text:p>
      <text:h text:style-name="Heading_20_4" text:outline-level="4">4.5.3 Render Countdown</text:h>
      <text:p text:style-name="Text_20_body">A countdown is displayed before the start of a level.</text:p>
      <text:h text:style-name="Heading_20_4" text:outline-level="4">4.5.4 Render Credits</text:h>
      <text:p text:style-name="Text_20_body">Credits are displayed at the end of the game.</text:p>
      <text:h text:style-name="Heading_20_4" text:outline-level="4">4.5.5 Render Game</text:h>
      <text:p text:style-name="Text_20_body">The main game environment is rendered, including the player's car and track.</text:p>
      <text:h text:style-name="Heading_20_4" text:outline-level="4">4.5.6 Render High Scores</text:h>
      <text:p text:style-name="Text_20_body">High scores are rendered for players to view.</text:p>
      <text:h text:style-name="Heading_20_4" text:outline-level="4">4.5.7 Render Player</text:h>
      <text:p text:style-name="Text_20_body">The player's car is rendered, responding to user input for steering and acceleration.</text:p>
      <text:h text:style-name="Heading_20_4" text:outline-level="4">4.5.8 Render Sprites</text:h>
      <text:p text:style-name="Text_20_body">Various sprites, including bonuses, speed boosts, and competitors, are rendered on the track.</text:p>
      <text:h text:style-name="Heading_20_4" text:outline-level="4">4.5.9 Render Tunnel Entrance</text:h>
      <text:p text:style-name="Text_20_body">The tunnel entrance is rendered as the player approaches.</text:p>
      <text:h text:style-name="Heading_20_4" text:outline-level="4">4.5.10 Render Tunnel Inside</text:h>
      <text:p text:style-name="Text_20_body">The interior of the tunnel, including walls and roof, is rendered as the player passes through.</text:p>
      <text:h text:style-name="Heading_20_2" text:outline-level="2"><text:soft-page-break/>5. Performance Requirements</text:h>
      <text:h text:style-name="Heading_20_3" text:outline-level="3">5.1 Frame Rate</text:h>
      <text:p text:style-name="Text_20_body">The game should maintain a smooth frame rate to ensure a visually appealing and responsive gaming experience. The target frame rate is set to 60 FPS.</text:p>
      <text:h text:style-name="Heading_20_3" text:outline-level="3">5.2 Load Time</text:h>
      <text:p text:style-name="Text_20_body">The game should load within a reasonable time frame, providing quick access to gameplay. The load time target is set to be under 10 seconds.</text:p>
      <text:h text:style-name="Heading_20_2" text:outline-level="2">6. Design Constraints</text:h>
      <text:h text:style-name="Heading_20_3" text:outline-level="3">6.1 Pygame Library</text:h>
      <text:p text:style-name="Text_20_body">The game is designed to utilize the Pygame library for graphics, sound, and event handling. Any changes or updates to Pygame may impact the game's functionality.</text:p>
      <text:h text:style-name="Heading_20_3" text:outline-level="3">6.2 Operating System Compatibility</text:h>
      <text:p text:style-name="Text_20_body">The game is designed to run on platforms compatible with Pygame. Compatibility with future operating systems or changes to existing operating systems should be considered.</text:p>
      <text:h text:style-name="Heading_20_3" text:outline-level="3">6.3 Hardware Requirements</text:h>
      <text:p text:style-name="Text_20_body">Players need compatible input devices, such as a keyboard or controller, to interact with the game. The game's performance may vary based on the hardware specifications of the player's system.</text:p>
      <text:h text:style-name="Heading_20_2" text:outline-level="2">7. Software System Attributes</text:h>
      <text:h text:style-name="Heading_20_3" text:outline-level="3">7.1 Reliability</text:h>
      <text:p text:style-name="Text_20_body">The game should be reliable, providing a stable and consistent experience without unexpected crashes or errors.</text:p>
      <text:h text:style-name="Heading_20_3" text:outline-level="3">7.2 Availability</text:h>
      <text:p text:style-name="Text_20_body">The game should be available for players to access and play without unnecessary downtime.</text:p>
      <text:h text:style-name="Heading_20_3" text:outline-level="3">7.3 Security</text:h>
      <text:p text:style-name="Text_20_body">As a standalone game, security considerations primarily involve protecting user data and preventing unauthorized access.</text:p>
      <text:h text:style-name="Heading_20_3" text:outline-level="3">7.4 Maintainability</text:h>
      <text:p text:style-name="Text_20_body">The game should be designed with maintainability in mind, allowing for future updates, enhancements, and bug fixes.</text:p>
      <text:h text:style-name="Heading_20_3" text:outline-level="3"><text:soft-page-break/>7.5 Portability</text:h>
      <text:p text:style-name="Text_20_body">The game, built on the Pygame library, should be portable across platforms compatible with Pygame.</text:p>
      <text:h text:style-name="Heading_20_2" text:outline-level="2">8. Other Requirements</text:h>
      <text:h text:style-name="Heading_20_3" text:outline-level="3">8.1 Licensing</text:h>
      <text:p text:style-name="Text_20_body">The game is licensed under the GNU Public License. All licensing requirements and attributions must be adhered to.</text:p>
      <text:h text:style-name="Heading_20_3" text:outline-level="3">8.2 Documentation</text:h>
      <text:p text:style-name="Text_20_body">Comprehensive documentation, including this Software Requirements Specification, should be maintained for reference by developers, testers, and other stakeholders.</text:p>
      <text:h text:style-name="Heading_20_3" text:outline-level="3">8.3 Testing</text:h>
      <text:p text:style-name="Text_20_body">A thorough testing process should be conducted to ensure the game's functionality, performance, and reliability. Testing should cover player selection, gameplay mechanics, level generation, rendering, and other critical aspects.</text:p>
      <text:h text:style-name="Heading_20_3" text:outline-level="3">8.4 Usability</text:h>
      <text:p text:style-name="Text_20_body">The game should provide a user-friendly experience, with intuitive controls and clear instructions. The player interface should be designed for ease of navigation and understanding.</text:p>
      <text:h text:style-name="Heading_20_3" text:outline-level="3">8.5 Error Handling</text:h>
      <text:p text:style-name="Text_20_body">The game should incorporate robust error handling mechanisms to gracefully manage unexpected situations, providing informative error messages and avoiding crashe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Bitstream Vera Sans" style:font-family-asian="'Bitstream Vera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Bitstream Vera Sans" style:font-family-asian="'Bitstream Vera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Bitstream Vera Sans" style:font-family-asian="'Bitstream Vera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Bitstream Vera Sans" style:font-family-asian="'Bitstream Vera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16:54:35.047536143</meta:creation-date>
    <dc:date>2023-11-29T16:56:22.949932978</dc:date>
    <meta:editing-duration>PT1M50S</meta:editing-duration>
    <meta:editing-cycles>1</meta:editing-cycles>
    <meta:document-statistic meta:table-count="0" meta:image-count="0" meta:object-count="0" meta:page-count="7" meta:paragraph-count="130" meta:word-count="1360" meta:character-count="9405" meta:non-whitespace-character-count="8187"/>
    <meta:generator>LibreOffice/7.4.5.1$Linux_X86_64 LibreOffice_project/40$Build-1</meta:generator>
  </office:meta>
</office:document-meta>
</file>